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 mathvariant="italic">Uout</mi>
      <mn>2</mn>
      <mrow>
        <mspace width="2em"/>
        <mo stretchy="false">=</mo>
        <mspace width="2em"/>
      </mrow>
      <msub>
        <mn>10</mn>
        <mi mathvariant="italic">Uin</mi>
      </msub>
      <mrow>
        <mspace width="2em"/>
        <mo stretchy="false">−</mo>
        <mspace width="2em"/>
      </mrow>
      <msub>
        <mn>3.33</mn>
        <mrow>
          <mi mathvariant="italic">Uout</mi>
          <mn>1</mn>
        </mrow>
      </msub>
      <mrow>
        <mspace width="2em"/>
        <mo stretchy="false">=</mo>
        <mspace width="2em"/>
      </mrow>
      <mn>6.66</mn>
      <mi>В</mi>
    </mrow>
    <annotation encoding="StarMath 5.0">Uout2 ~=~ 10_Uin ~-~ 3.33_Uout1 ~=~ 6.66В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6T20:15:29.617000000</meta:creation-date>
    <dc:date>2019-12-18T17:04:03.471000000</dc:date>
    <meta:editing-duration>PT26M13S</meta:editing-duration>
    <meta:editing-cycles>11</meta:editing-cycles>
    <meta:generator>LibreOffice/6.3.3.2$Windows_X86_64 LibreOffice_project/a64200df03143b798afd1ec74a12ab50359878ed</meta:generator>
  </office:meta>
</office:document-meta>
</file>